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2.63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2.622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86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399cm"/>
    </style:style>
    <style:style style:name="gr7" style:family="graphic" style:parent-style-name="standard">
      <style:graphic-properties draw:textarea-horizontal-align="justify" draw:textarea-vertical-align="middle" draw:auto-grow-height="false" fo:min-height="0.512cm" fo:min-width="2.46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189cm"/>
    </style:style>
    <style:style style:name="gr9" style:family="graphic" style:parent-style-name="standard">
      <style:graphic-properties draw:fill-color="#ff9900" draw:textarea-horizontal-align="justify" draw:textarea-vertical-align="middle" draw:auto-grow-height="false" fo:min-height="0.512cm" fo:min-width="1.19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FreeSans" fo:font-size="11pt" style:font-size-asian="11pt" style:font-size-complex="11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Courier New" fo:font-size="11pt" fo:font-weight="bold" style:font-size-asian="11pt" style:font-weight-asian="bold" style:font-size-complex="11pt" style:font-weight-complex="bold"/>
    </style:style>
    <style:style style:name="P5" style:family="paragraph">
      <style:paragraph-properties fo:text-align="center"/>
      <style:text-properties style:font-name="Courier New" fo:font-size="11pt" style:font-size-asian="11pt" style:font-size-complex="11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-color="#ff9900"/>
      <style:paragraph-properties fo:text-align="center"/>
      <style:text-properties style:font-name="Courier New" fo:font-size="11pt" style:font-size-asian="11pt" style:font-size-complex="11pt"/>
    </style:style>
    <style:style style:name="T1" style:family="text">
      <style:text-properties style:font-name="FreeSans" fo:font-size="11pt" style:font-size-asian="11pt" style:font-size-complex="11pt"/>
    </style:style>
    <style:style style:name="T2" style:family="text">
      <style:text-properties style:font-name="Courier New" fo:font-size="11pt" fo:font-weight="bold" style:font-size-asian="11pt" style:font-weight-asian="bold" style:font-size-complex="11pt" style:font-weight-complex="bold"/>
    </style:style>
    <style:style style:name="T3" style:family="text">
      <style:text-properties style:font-name="Courier New" fo:font-size="11pt" style:font-size-asian="11pt" style:font-size-complex="11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131cm" svg:height="1.029cm" svg:x="5.103cm" svg:y="1.325cm">
          <draw:text-box>
            <text:p text:style-name="P1"><text:span text:style-name="T1">Variable names</text:span></text:p>
            <text:p text:style-name="P1"><text:span text:style-name="T1">&amp; atomic data</text:span></text:p>
          </draw:text-box>
        </draw:frame>
        <draw:frame draw:style-name="gr2" draw:text-style-name="P2" draw:layer="layout" svg:width="3.122cm" svg:height="0.64cm" svg:x="13.304cm" svg:y="1.526cm">
          <draw:text-box>
            <text:p text:style-name="P1"><text:span text:style-name="T1">Aggregate data</text:span></text:p>
          </draw:text-box>
        </draw:frame>
        <draw:line draw:style-name="gr3" draw:text-style-name="P3" draw:layer="layout" svg:x1="8.867cm" svg:y1="1.325cm" svg:x2="8.865cm" svg:y2="10.625cm">
          <text:p/>
        </draw:line>
        <draw:line draw:style-name="gr3" draw:text-style-name="P3" draw:layer="layout" svg:x1="4.449cm" svg:y1="2.468cm" svg:x2="20.169cm" svg:y2="2.466cm">
          <text:p/>
        </draw:line>
        <draw:frame draw:style-name="gr4" draw:text-style-name="P4" xml:id="id1" draw:id="id1" draw:layer="layout" svg:width="2.365cm" svg:height="0.696cm" svg:x="4.861cm" svg:y="4.556cm">
          <draw:text-box>
            <text:p><text:span text:style-name="T2">salaries</text:span></text:p>
          </draw:text-box>
        </draw:frame>
        <draw:connector draw:style-name="gr5" draw:text-style-name="P3" draw:layer="layout" draw:type="curve" svg:x1="7.226cm" svg:y1="4.904cm" svg:x2="10.086cm" svg:y2="4.536cm" draw:start-shape="id1" draw:start-glue-point="1" draw:end-shape="id2" svg:d="M7226 4904c2143 0 714-368 2860-368" svg:viewBox="0 0 2861 369">
          <text:p/>
        </draw:connector>
        <draw:frame draw:style-name="gr6" draw:text-style-name="P4" xml:id="id3" draw:id="id3" draw:layer="layout" svg:width="1.899cm" svg:height="0.696cm" svg:x="5.265cm" svg:y="7.289cm">
          <draw:text-box>
            <text:p><text:span text:style-name="T2">raises</text:span></text:p>
          </draw:text-box>
        </draw:frame>
        <draw:connector draw:style-name="gr5" draw:text-style-name="P3" draw:layer="layout" draw:type="curve" svg:x1="7.164cm" svg:y1="7.637cm" svg:x2="15.384cm" svg:y2="8.136cm" draw:start-shape="id3" draw:start-glue-point="1" draw:end-shape="id4" draw:end-glue-point="3" svg:d="M7164 7637c6163 0 2054 499 8220 499" svg:viewBox="0 0 8221 500">
          <text:p/>
        </draw:connector>
        <draw:custom-shape draw:style-name="gr7" draw:text-style-name="P5" draw:layer="layout" svg:width="2.961cm" svg:height="0.762cm" svg:x="10.086cm" svg:y="3.4cm">
          <text:p text:style-name="P1"><text:span text:style-name="T3">"Michael"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xml:id="id2" draw:id="id2" draw:layer="layout" svg:width="2.961cm" svg:height="0.762cm" svg:x="10.086cm" svg:y="4.155cm">
          <text:p text:style-name="P1"><text:span text:style-name="T3">"Dwight"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2.961cm" svg:height="0.762cm" svg:x="10.09cm" svg:y="4.91cm">
          <text:p text:style-name="P1"><text:span text:style-name="T3">"Pam"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1.27cm" svg:height="0.725cm" svg:x="10.97cm" svg:y="2.686cm">
          <draw:text-box>
            <text:p><text:span text:style-name="T4">key</text:span></text:p>
          </draw:text-box>
        </draw:frame>
        <draw:custom-shape draw:style-name="gr9" draw:text-style-name="P7" draw:layer="layout" svg:width="1.697cm" svg:height="0.762cm" svg:x="13.017cm" svg:y="3.401cm">
          <text:p text:style-name="P1"><text:span text:style-name="T3">113.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1.697cm" svg:height="0.762cm" svg:x="13.017cm" svg:y="4.156cm">
          <text:p text:style-name="P1"><text:span text:style-name="T3">68.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1.697cm" svg:height="0.762cm" svg:x="13.019cm" svg:y="4.911cm">
          <text:p text:style-name="P1"><text:span text:style-name="T3">67.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1.701cm" svg:height="0.725cm" svg:x="13.098cm" svg:y="2.699cm">
          <draw:text-box>
            <text:p><text:span text:style-name="T4">value</text:span></text:p>
          </draw:text-box>
        </draw:frame>
        <draw:custom-shape draw:style-name="gr7" draw:text-style-name="P5" draw:layer="layout" svg:width="2.961cm" svg:height="0.762cm" svg:x="10.085cm" svg:y="5.653cm">
          <text:p text:style-name="P1"><text:span text:style-name="T3">"Jim"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2.961cm" svg:height="0.762cm" svg:x="10.085cm" svg:y="6.408cm">
          <text:p text:style-name="P1"><text:span text:style-name="T3">"Ryan"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1.697cm" svg:height="0.762cm" svg:x="13.016cm" svg:y="5.654cm">
          <text:p text:style-name="P1"><text:span text:style-name="T3">100.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1.697cm" svg:height="0.762cm" svg:x="13.016cm" svg:y="6.409cm">
          <text:p text:style-name="P1"><text:span text:style-name="T3">68.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2.961cm" svg:height="0.762cm" svg:x="15.385cm" svg:y="5.501cm">
          <text:p text:style-name="P1"><text:span text:style-name="T3">"Dwight"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2.961cm" svg:height="0.762cm" svg:x="15.389cm" svg:y="6.257cm">
          <text:p text:style-name="P1"><text:span text:style-name="T3">"Robert"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1.27cm" svg:height="0.725cm" svg:x="16.269cm" svg:y="4.787cm">
          <draw:text-box>
            <text:p><text:span text:style-name="T4">key</text:span></text:p>
          </draw:text-box>
        </draw:frame>
        <draw:custom-shape draw:style-name="gr9" draw:text-style-name="P7" draw:layer="layout" svg:width="1.697cm" svg:height="0.762cm" svg:x="18.316cm" svg:y="5.502cm">
          <text:p text:style-name="P1"><text:span text:style-name="T3">3.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1.697cm" svg:height="0.762cm" svg:x="18.318cm" svg:y="6.258cm">
          <text:p text:style-name="P1"><text:span text:style-name="T3">100.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1.701cm" svg:height="0.725cm" svg:x="18.397cm" svg:y="4.8cm">
          <draw:text-box>
            <text:p><text:span text:style-name="T4">value</text:span></text:p>
          </draw:text-box>
        </draw:frame>
        <draw:custom-shape draw:style-name="gr7" draw:text-style-name="P5" draw:layer="layout" svg:width="2.961cm" svg:height="0.762cm" svg:x="15.384cm" svg:y="7cm">
          <text:p text:style-name="P1"><text:span text:style-name="T3">"Pam"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xml:id="id4" draw:id="id4" draw:layer="layout" svg:width="2.961cm" svg:height="0.762cm" svg:x="15.384cm" svg:y="7.755cm">
          <text:p text:style-name="P1"><text:span text:style-name="T3">"Michael"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1.697cm" svg:height="0.762cm" svg:x="18.315cm" svg:y="7.001cm">
          <text:p text:style-name="P1"><text:span text:style-name="T3">2.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1.697cm" svg:height="0.762cm" svg:x="18.315cm" svg:y="7.756cm">
          <text:p text:style-name="P1"><text:span text:style-name="T3">16.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2.961cm" svg:height="0.762cm" svg:x="10.485cm" svg:y="9.001cm">
          <text:p text:style-name="P1"><text:span text:style-name="T3">"Dwight"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2.961cm" svg:height="0.762cm" svg:x="10.485cm" svg:y="9.756cm">
          <text:p text:style-name="P1"><text:span text:style-name="T3">"Jim"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xml:id="id6" draw:id="id6" draw:layer="layout" svg:width="2.961cm" svg:height="0.762cm" svg:x="10.489cm" svg:y="10.511cm">
          <text:p text:style-name="P1"><text:span text:style-name="T3">"Michael"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1.27cm" svg:height="0.725cm" svg:x="11.369cm" svg:y="8.287cm">
          <draw:text-box>
            <text:p><text:span text:style-name="T4">key</text:span></text:p>
          </draw:text-box>
        </draw:frame>
        <draw:custom-shape draw:style-name="gr9" draw:text-style-name="P7" draw:layer="layout" svg:width="1.697cm" svg:height="0.762cm" svg:x="13.416cm" svg:y="9.002cm">
          <text:p text:style-name="P1"><text:span text:style-name="T3">71.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1.697cm" svg:height="0.762cm" svg:x="13.416cm" svg:y="9.757cm">
          <text:p text:style-name="P1"><text:span text:style-name="T3">100.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1.697cm" svg:height="0.762cm" svg:x="13.418cm" svg:y="10.512cm">
          <text:p text:style-name="P1"><text:span text:style-name="T3">129.5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1.701cm" svg:height="0.725cm" svg:x="13.497cm" svg:y="8.3cm">
          <draw:text-box>
            <text:p><text:span text:style-name="T4">value</text:span></text:p>
          </draw:text-box>
        </draw:frame>
        <draw:custom-shape draw:style-name="gr7" draw:text-style-name="P5" draw:layer="layout" svg:width="2.961cm" svg:height="0.762cm" svg:x="10.484cm" svg:y="11.254cm">
          <text:p text:style-name="P1"><text:span text:style-name="T3">"Pam"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2.961cm" svg:height="0.762cm" svg:x="10.484cm" svg:y="12.009cm">
          <text:p text:style-name="P1"><text:span text:style-name="T3">"Robert"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1.697cm" svg:height="0.762cm" svg:x="13.415cm" svg:y="11.255cm">
          <text:p text:style-name="P1"><text:span text:style-name="T3">69.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1.697cm" svg:height="0.762cm" svg:x="13.415cm" svg:y="12.01cm">
          <text:p text:style-name="P1"><text:span text:style-name="T3">100.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xml:id="id5" draw:id="id5" draw:layer="layout" svg:width="3.296cm" svg:height="0.696cm" svg:x="3.91cm" svg:y="9.456cm">
          <draw:text-box>
            <text:p><text:span text:style-name="T2">new_salaries</text:span></text:p>
          </draw:text-box>
        </draw:frame>
        <draw:custom-shape draw:style-name="gr7" draw:text-style-name="P5" draw:layer="layout" svg:width="2.961cm" svg:height="0.762cm" svg:x="10.483cm" svg:y="12.758cm">
          <text:p text:style-name="P1"><text:span text:style-name="T3">"Ryan"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1.697cm" svg:height="0.762cm" svg:x="13.414cm" svg:y="12.759cm">
          <text:p text:style-name="P1"><text:span text:style-name="T3">68.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curve" svg:x1="7.206cm" svg:y1="9.804cm" svg:x2="10.489cm" svg:y2="10.892cm" draw:start-shape="id5" draw:start-glue-point="1" draw:end-shape="id6" draw:end-glue-point="3" svg:d="M7206 9804c2461 0 820 1088 3283 1088" svg:viewBox="0 0 3284 108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8T20:37:43.113345926</meta:creation-date>
    <dc:date>2019-10-02T15:21:14.501841860</dc:date>
    <meta:editing-duration>PT1H59M27S</meta:editing-duration>
    <meta:editing-cycles>17</meta:editing-cycles>
    <meta:generator>LibreOffice/6.0.7.3$Linux_X86_64 LibreOffice_project/00m0$Build-3</meta:generator>
    <meta:document-statistic meta:object-count="46"/>
  </office:meta>
</office:document-meta>
</file>